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37cm" fo:min-width="0.7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2"/>
      <style:paragraph-properties fo:text-align="center"/>
      <style:text-properties style:font-name="Source Sans Pro" fo:font-size="14pt" style:font-size-asian="14pt" style:font-size-complex="14pt"/>
    </style:style>
    <style:style style:name="T1" style:family="text">
      <style:text-properties style:font-name="Source Sans Pr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2" draw:layer="layout" svg:width="1.2cm" svg:height="0.787cm" svg:x="6.436cm" svg:y="3.6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5:16:23.497000000</meta:creation-date>
    <meta:editing-duration>PT25M</meta:editing-duration>
    <meta:editing-cycles>19</meta:editing-cycles>
    <meta:generator>LibreOffice/6.1.4.2$Windows_X86_64 LibreOffice_project/9d0f32d1f0b509096fd65e0d4bec26ddd1938fd3</meta:generator>
    <dc:date>2019-01-28T15:13:52.068000000</dc:date>
    <meta:document-statistic meta:object-count="1"/>
  </office:meta>
</office:document-meta>
</file>